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6"/>
          <table:table-cell table:style-name="ce5"/>
          <table:table-cell table:style-name="ce5">
            <draw:frame draw:z-index="0" draw:style-name="gr1" draw:text-style-name="P1" svg:width="6.3008in" svg:height="3.1335in" svg:x="2.1539in" svg:y="0.0614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Prabesh Humagain</text:p>
          </table:table-cell>
          <table:covered-table-cell table:number-columns-repeated="5" table:style-name="ce72"/>
          <table:table-cell table:style-name="ce72" table:content-validation-name="val11" office:value-type="string" calcext:value-type="string">
            <text:p>PH</text:p>
          </table:table-cell>
          <table:table-cell table:style-name="ce132"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0"/>
          <table:table-cell table:style-name="ce34" table:number-columns-repeated="1014"/>
        </table:table-row>
        <table:table-row table:style-name="ro4">
          <table:table-cell table:style-name="ce50" office:value-type="string" calcext:value-type="string">
            <text:p>Feature ID</text:p>
          </table:table-cell>
          <table:table-cell table:style-name="ce50" office:value-type="string" calcext:value-type="string">
            <text:p>Priority</text:p>
          </table:table-cell>
          <table:table-cell table:style-name="ce50" office:value-type="string" calcext:value-type="string">
            <text:p>Required</text:p>
          </table:table-cell>
          <table:table-cell table:style-name="ce50" office:value-type="string" calcext:value-type="string">
            <text:p>Bonus</text:p>
          </table:table-cell>
          <table:table-cell table:style-name="ce50"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0" office:value-type="string" calcext:value-type="string">
            <text:p>As a...</text:p>
          </table:table-cell>
          <table:table-cell table:style-name="ce50" office:value-type="string" calcext:value-type="string">
            <text:p>I want to...</text:p>
          </table:table-cell>
          <table:table-cell table:style-name="ce50" office:value-type="string" calcext:value-type="string">
            <text:p>So that I can…</text:p>
          </table:table-cell>
          <table:table-cell table:style-name="ce50"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7"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7"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7"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7"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6"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7"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7"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78" table:content-validation-name="val4" table:formula="of:=[.B41]+1" office:value-type="float" office:value="17" calcext:value-type="float">
            <text:p>17</text:p>
          </table:table-cell>
          <table:table-cell table:style-name="ce78" table:content-validation-name="val5" office:value-type="float" office:value="5" calcext:value-type="float">
            <text:p>5</text:p>
          </table:table-cell>
          <table:table-cell table:style-name="ce78" table:content-validation-name="val6"/>
          <table:table-cell table:style-name="ce78"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1" table:content-validation-name="val4" table:formula="of:=[.B42]+1" office:value-type="float" office:value="18" calcext:value-type="float">
            <text:p>18</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1" table:content-validation-name="val4" table:formula="of:=[.B43]+1" office:value-type="float" office:value="19" calcext:value-type="float">
            <text:p>19</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1" table:content-validation-name="val4" table:formula="of:=[.B44]+1" office:value-type="float" office:value="20" calcext:value-type="float">
            <text:p>20</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7"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7"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82" table:content-validation-name="val9"/>
          <table:table-cell table:style-name="ce82"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0" table:number-columns-repeated="1013"/>
        </table:table-row>
        <table:table-row table:style-name="ro5">
          <table:table-cell table:style-name="ce8" office:value-type="string" calcext:value-type="string">
            <text:p>UNIFIED</text:p>
          </table:table-cell>
          <table:table-cell table:style-name="ce76" table:content-validation-name="val4" table:formula="of:=[.B47]+1" office:value-type="float" office:value="23" calcext:value-type="float">
            <text:p>23</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6" table:content-validation-name="val4" table:formula="of:=[.B49]+1" office:value-type="float" office:value="24" calcext:value-type="float">
            <text:p>24</text:p>
          </table:table-cell>
          <table:table-cell table:style-name="ce76" table:content-validation-name="val5"/>
          <table:table-cell table:style-name="ce76" table:content-validation-name="val6" office:value-type="float" office:value="10" calcext:value-type="float">
            <text:p>10</text:p>
          </table:table-cell>
          <table:table-cell table:style-name="ce76"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6" table:content-validation-name="val4" table:formula="of:=[.B50]+1" office:value-type="float" office:value="25" calcext:value-type="float">
            <text:p>25</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6" table:content-validation-name="val4" table:formula="of:=[.B51]+1" office:value-type="float" office:value="26" calcext:value-type="float">
            <text:p>26</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6" table:content-validation-name="val4" table:formula="of:=[.B52]+1" office:value-type="float" office:value="27" calcext:value-type="float">
            <text:p>27</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6" table:content-validation-name="val4" table:formula="of:=[.B53]+1" office:value-type="float" office:value="28" calcext:value-type="float">
            <text:p>28</text:p>
          </table:table-cell>
          <table:table-cell table:style-name="ce76" table:content-validation-name="val5"/>
          <table:table-cell table:style-name="ce76" table:content-validation-name="val6" office:value-type="float" office:value="40" calcext:value-type="float">
            <text:p>40</text:p>
          </table:table-cell>
          <table:table-cell table:style-name="ce76"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6" table:content-validation-name="val4" table:formula="of:=[.B54]+1" office:value-type="float" office:value="29" calcext:value-type="float">
            <text:p>29</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6" table:content-validation-name="val4" table:formula="of:=[.B55]+1" office:value-type="float" office:value="30" calcext:value-type="float">
            <text:p>30</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4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4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4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4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Insert &gt;&gt; Client should be able to input name, phone and email through dialog box and can save them as well</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gt;&gt; Client should see two menu option: <text:span text:style-name="T1">Customers</text:span><text:span text:style-name="T2"> and </text:span><text:span text:style-name="T1">Products</text:span><text:span text:style-name="T2"> sub menu through which client can view the customers and their products respectively</text:spa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4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reated a status ba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 new class Ord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Created a list order sub men to list the Order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bar with 12 sub tool button assigned with icon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4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ITERATORS</text:p>
          </table:table-cell>
          <table:table-cell table:style-name="ce80" table:content-validation-name="val16" office:value-type="string" calcext:value-type="string">
            <text:p>PH</text:p>
          </table:table-cell>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ORTCUST</text:p>
          </table:table-cell>
          <table:table-cell table:style-name="ce80" table:content-validation-name="val16" office:value-type="string" calcext:value-type="string">
            <text:p>PH</text:p>
          </table:table-cell>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00:35:50.987473079">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6T00:37:01.207922271</dc:date>
    <meta:editing-cycles>220</meta:editing-cycles>
    <meta:editing-duration>P6DT2H31M9S</meta:editing-duration>
    <meta:generator>LibreOffice/6.4.6.2$Linux_X86_64 LibreOffice_project/40$Build-2</meta:generator>
    <meta:document-statistic meta:table-count="7" meta:cell-count="119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